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17cm"/>
    </style:style>
    <style:style style:name="co2" style:family="table-column">
      <style:table-column-properties fo:break-before="auto" style:column-width="4.40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0.000000000000000E+000</text:p>
          </table:table-cell>
          <table:table-cell office:value-type="string">
            <text:p>2.461536225228469E-002</text:p>
          </table:table-cell>
          <table:table-cell table:number-columns-repeated="6"/>
        </table:table-row>
        <table:table-row table:style-name="ro1">
          <table:table-cell office:value-type="string">
            <text:p>5.000000000000000E-003</text:p>
          </table:table-cell>
          <table:table-cell office:value-type="string">
            <text:p>2.460215281196043E-002</text:p>
          </table:table-cell>
          <table:table-cell table:number-columns-repeated="6"/>
        </table:table-row>
        <table:table-row table:style-name="ro1">
          <table:table-cell office:value-type="string">
            <text:p>1.000000000000000E-002</text:p>
          </table:table-cell>
          <table:table-cell office:value-type="string">
            <text:p>2.458894810047645E-002</text:p>
          </table:table-cell>
          <table:table-cell table:number-columns-repeated="6"/>
        </table:table-row>
        <table:table-row table:style-name="ro1">
          <table:table-cell office:value-type="string">
            <text:p>1.500000000000000E-002</text:p>
          </table:table-cell>
          <table:table-cell office:value-type="string">
            <text:p>2.457574811887821E-002</text:p>
          </table:table-cell>
          <table:table-cell table:number-columns-repeated="6"/>
        </table:table-row>
        <table:table-row table:style-name="ro1">
          <table:table-cell office:value-type="string">
            <text:p>2.000000000000000E-002</text:p>
          </table:table-cell>
          <table:table-cell office:value-type="string">
            <text:p>2.456255286821231E-002</text:p>
          </table:table-cell>
          <table:table-cell table:number-columns-repeated="6"/>
        </table:table-row>
        <table:table-row table:style-name="ro1">
          <table:table-cell office:value-type="string">
            <text:p>2.500000000000000E-002</text:p>
          </table:table-cell>
          <table:table-cell office:value-type="string">
            <text:p>2.454936234952639E-002</text:p>
          </table:table-cell>
          <table:table-cell table:number-columns-repeated="6"/>
        </table:table-row>
        <table:table-row table:style-name="ro1">
          <table:table-cell office:value-type="string">
            <text:p>3.000000000000000E-002</text:p>
          </table:table-cell>
          <table:table-cell office:value-type="string">
            <text:p>2.453617656386923E-002</text:p>
          </table:table-cell>
          <table:table-cell table:number-columns-repeated="6"/>
        </table:table-row>
        <table:table-row table:style-name="ro1">
          <table:table-cell office:value-type="string">
            <text:p>3.500000000000000E-002</text:p>
          </table:table-cell>
          <table:table-cell office:value-type="string">
            <text:p>2.452299551229068E-002</text:p>
          </table:table-cell>
          <table:table-cell table:number-columns-repeated="6"/>
        </table:table-row>
        <table:table-row table:style-name="ro1">
          <table:table-cell office:value-type="string">
            <text:p>4.000000000000000E-002</text:p>
          </table:table-cell>
          <table:table-cell office:value-type="string">
            <text:p>2.450981919584173E-002</text:p>
          </table:table-cell>
          <table:table-cell table:number-columns-repeated="6"/>
        </table:table-row>
        <table:table-row table:style-name="ro1">
          <table:table-cell office:value-type="string">
            <text:p>4.500000000000000E-002</text:p>
          </table:table-cell>
          <table:table-cell office:value-type="string">
            <text:p>2.449664761557446E-002</text:p>
          </table:table-cell>
          <table:table-cell table:number-columns-repeated="6"/>
        </table:table-row>
        <table:table-row table:style-name="ro1">
          <table:table-cell office:value-type="string">
            <text:p>5.000000000000000E-002</text:p>
          </table:table-cell>
          <table:table-cell office:value-type="string">
            <text:p>2.448348077254206E-002</text:p>
          </table:table-cell>
          <table:table-cell table:number-columns-repeated="6"/>
        </table:table-row>
        <table:table-row table:style-name="ro1">
          <table:table-cell office:value-type="string">
            <text:p>5.499999999999999E-002</text:p>
          </table:table-cell>
          <table:table-cell office:value-type="string">
            <text:p>2.447031866779885E-002</text:p>
          </table:table-cell>
          <table:table-cell table:number-columns-repeated="6"/>
        </table:table-row>
        <table:table-row table:style-name="ro1">
          <table:table-cell office:value-type="string">
            <text:p>5.999999999999999E-002</text:p>
          </table:table-cell>
          <table:table-cell office:value-type="string">
            <text:p>2.445716130240026E-002</text:p>
          </table:table-cell>
          <table:table-cell table:number-columns-repeated="6"/>
        </table:table-row>
        <table:table-row table:style-name="ro1">
          <table:table-cell office:value-type="string">
            <text:p>6.499999999999999E-002</text:p>
          </table:table-cell>
          <table:table-cell office:value-type="string">
            <text:p>2.444400867740285E-002</text:p>
          </table:table-cell>
          <table:table-cell table:number-columns-repeated="6"/>
        </table:table-row>
        <table:table-row table:style-name="ro1">
          <table:table-cell office:value-type="string">
            <text:p>6.999999999999999E-002</text:p>
          </table:table-cell>
          <table:table-cell office:value-type="string">
            <text:p>2.443086079386430E-002</text:p>
          </table:table-cell>
          <table:table-cell table:number-columns-repeated="6"/>
        </table:table-row>
        <table:table-row table:style-name="ro1">
          <table:table-cell office:value-type="string">
            <text:p>7.500000000000000E-002</text:p>
          </table:table-cell>
          <table:table-cell office:value-type="string">
            <text:p>2.441771765284344E-002</text:p>
          </table:table-cell>
          <table:table-cell table:number-columns-repeated="6"/>
        </table:table-row>
        <table:table-row table:style-name="ro1">
          <table:table-cell office:value-type="string">
            <text:p>8.000000000000000E-002</text:p>
          </table:table-cell>
          <table:table-cell office:value-type="string">
            <text:p>2.440457925540023E-002</text:p>
          </table:table-cell>
          <table:table-cell table:number-columns-repeated="6"/>
        </table:table-row>
        <table:table-row table:style-name="ro1">
          <table:table-cell office:value-type="string">
            <text:p>8.500000000000001E-002</text:p>
          </table:table-cell>
          <table:table-cell office:value-type="string">
            <text:p>2.439144560259574E-002</text:p>
          </table:table-cell>
          <table:table-cell table:number-columns-repeated="6"/>
        </table:table-row>
        <table:table-row table:style-name="ro1">
          <table:table-cell office:value-type="string">
            <text:p>9.000000000000001E-002</text:p>
          </table:table-cell>
          <table:table-cell office:value-type="string">
            <text:p>2.437831669549222E-002</text:p>
          </table:table-cell>
          <table:table-cell table:number-columns-repeated="6"/>
        </table:table-row>
        <table:table-row table:style-name="ro1">
          <table:table-cell office:value-type="string">
            <text:p>9.500000000000001E-002</text:p>
          </table:table-cell>
          <table:table-cell office:value-type="string">
            <text:p>2.436519253515304E-002</text:p>
          </table:table-cell>
          <table:table-cell table:number-columns-repeated="6"/>
        </table:table-row>
        <table:table-row table:style-name="ro1">
          <table:table-cell office:value-type="string">
            <text:p>0.100000000000000</text:p>
          </table:table-cell>
          <table:table-cell office:value-type="string">
            <text:p>2.435207312264275E-002</text:p>
          </table:table-cell>
          <table:table-cell table:number-columns-repeated="6"/>
        </table:table-row>
        <table:table-row table:style-name="ro1">
          <table:table-cell office:value-type="string">
            <text:p>0.105000000000000</text:p>
          </table:table-cell>
          <table:table-cell office:value-type="string">
            <text:p>2.433895845902701E-002</text:p>
          </table:table-cell>
          <table:table-cell table:number-columns-repeated="6"/>
        </table:table-row>
        <table:table-row table:style-name="ro1">
          <table:table-cell office:value-type="string">
            <text:p>0.110000000000000</text:p>
          </table:table-cell>
          <table:table-cell office:value-type="string">
            <text:p>2.432584854537267E-002</text:p>
          </table:table-cell>
          <table:table-cell table:number-columns-repeated="6"/>
        </table:table-row>
        <table:table-row table:style-name="ro1">
          <table:table-cell office:value-type="string">
            <text:p>0.115000000000000</text:p>
          </table:table-cell>
          <table:table-cell office:value-type="string">
            <text:p>2.431274338274774E-002</text:p>
          </table:table-cell>
          <table:table-cell table:number-columns-repeated="6"/>
        </table:table-row>
        <table:table-row table:style-name="ro1">
          <table:table-cell office:value-type="string">
            <text:p>0.120000000000000</text:p>
          </table:table-cell>
          <table:table-cell office:value-type="string">
            <text:p>2.429964297222137E-002</text:p>
          </table:table-cell>
          <table:table-cell table:number-columns-repeated="6"/>
        </table:table-row>
        <table:table-row table:style-name="ro1">
          <table:table-cell office:value-type="string">
            <text:p>0.125000000000000</text:p>
          </table:table-cell>
          <table:table-cell office:value-type="string">
            <text:p>2.428654731486391E-002</text:p>
          </table:table-cell>
          <table:table-cell table:number-columns-repeated="6"/>
        </table:table-row>
        <table:table-row table:style-name="ro1">
          <table:table-cell office:value-type="string">
            <text:p>0.130000000000000</text:p>
          </table:table-cell>
          <table:table-cell office:value-type="string">
            <text:p>2.427387337537812E-002</text:p>
          </table:table-cell>
          <table:table-cell table:number-columns-repeated="6"/>
        </table:table-row>
        <table:table-row table:style-name="ro1">
          <table:table-cell office:value-type="string">
            <text:p>0.135000000000000</text:p>
          </table:table-cell>
          <table:table-cell office:value-type="string">
            <text:p>2.426172515818928E-002</text:p>
          </table:table-cell>
          <table:table-cell table:number-columns-repeated="6"/>
        </table:table-row>
        <table:table-row table:style-name="ro1">
          <table:table-cell office:value-type="string">
            <text:p>0.140000000000000</text:p>
          </table:table-cell>
          <table:table-cell office:value-type="string">
            <text:p>2.425010240579033E-002</text:p>
          </table:table-cell>
          <table:table-cell table:number-columns-repeated="6"/>
        </table:table-row>
        <table:table-row table:style-name="ro1">
          <table:table-cell office:value-type="string">
            <text:p>0.145000000000000</text:p>
          </table:table-cell>
          <table:table-cell office:value-type="string">
            <text:p>2.423900487191028E-002</text:p>
          </table:table-cell>
          <table:table-cell table:number-columns-repeated="6"/>
        </table:table-row>
        <table:table-row table:style-name="ro1">
          <table:table-cell office:value-type="string">
            <text:p>0.150000000000000</text:p>
          </table:table-cell>
          <table:table-cell office:value-type="string">
            <text:p>2.422843232150876E-002</text:p>
          </table:table-cell>
          <table:table-cell table:number-columns-repeated="6"/>
        </table:table-row>
        <table:table-row table:style-name="ro1">
          <table:table-cell office:value-type="string">
            <text:p>0.155000000000000</text:p>
          </table:table-cell>
          <table:table-cell office:value-type="string">
            <text:p>2.421838453077084E-002</text:p>
          </table:table-cell>
          <table:table-cell table:number-columns-repeated="6"/>
        </table:table-row>
        <table:table-row table:style-name="ro1">
          <table:table-cell office:value-type="string">
            <text:p>0.160000000000000</text:p>
          </table:table-cell>
          <table:table-cell office:value-type="string">
            <text:p>2.420886128710212E-002</text:p>
          </table:table-cell>
          <table:table-cell table:number-columns-repeated="6"/>
        </table:table-row>
        <table:table-row table:style-name="ro1">
          <table:table-cell office:value-type="string">
            <text:p>0.165000000000000</text:p>
          </table:table-cell>
          <table:table-cell office:value-type="string">
            <text:p>2.419986238912405E-002</text:p>
          </table:table-cell>
          <table:table-cell table:number-columns-repeated="6"/>
        </table:table-row>
        <table:table-row table:style-name="ro1">
          <table:table-cell office:value-type="string">
            <text:p>0.170000000000000</text:p>
          </table:table-cell>
          <table:table-cell office:value-type="string">
            <text:p>2.419138764666948E-002</text:p>
          </table:table-cell>
          <table:table-cell table:number-columns-repeated="6"/>
        </table:table-row>
        <table:table-row table:style-name="ro1">
          <table:table-cell office:value-type="string">
            <text:p>0.175000000000000</text:p>
          </table:table-cell>
          <table:table-cell office:value-type="string">
            <text:p>2.418343688077853E-002</text:p>
          </table:table-cell>
          <table:table-cell table:number-columns-repeated="6"/>
        </table:table-row>
        <table:table-row table:style-name="ro1">
          <table:table-cell office:value-type="string">
            <text:p>0.180000000000000</text:p>
          </table:table-cell>
          <table:table-cell office:value-type="string">
            <text:p>2.417600992369459E-002</text:p>
          </table:table-cell>
          <table:table-cell table:number-columns-repeated="6"/>
        </table:table-row>
        <table:table-row table:style-name="ro1">
          <table:table-cell office:value-type="string">
            <text:p>0.185000000000000</text:p>
          </table:table-cell>
          <table:table-cell office:value-type="string">
            <text:p>2.416910661886070E-002</text:p>
          </table:table-cell>
          <table:table-cell table:number-columns-repeated="6"/>
        </table:table-row>
        <table:table-row table:style-name="ro1">
          <table:table-cell office:value-type="string">
            <text:p>0.190000000000000</text:p>
          </table:table-cell>
          <table:table-cell office:value-type="string">
            <text:p>2.416272682091609E-002</text:p>
          </table:table-cell>
          <table:table-cell table:number-columns-repeated="6"/>
        </table:table-row>
        <table:table-row table:style-name="ro1">
          <table:table-cell office:value-type="string">
            <text:p>0.195000000000000</text:p>
          </table:table-cell>
          <table:table-cell office:value-type="string">
            <text:p>2.415687039569300E-002</text:p>
          </table:table-cell>
          <table:table-cell table:number-columns-repeated="6"/>
        </table:table-row>
        <table:table-row table:style-name="ro1">
          <table:table-cell office:value-type="string">
            <text:p>0.200000000000000</text:p>
          </table:table-cell>
          <table:table-cell office:value-type="string">
            <text:p>2.415153722021372E-002</text:p>
          </table:table-cell>
          <table:table-cell table:number-columns-repeated="6"/>
        </table:table-row>
        <table:table-row table:style-name="ro1">
          <table:table-cell office:value-type="string">
            <text:p>0.205000000000000</text:p>
          </table:table-cell>
          <table:table-cell office:value-type="string">
            <text:p>2.414672718268794E-002</text:p>
          </table:table-cell>
          <table:table-cell table:number-columns-repeated="6"/>
        </table:table-row>
        <table:table-row table:style-name="ro1">
          <table:table-cell office:value-type="string">
            <text:p>0.210000000000000</text:p>
          </table:table-cell>
          <table:table-cell office:value-type="string">
            <text:p>2.414244018251029E-002</text:p>
          </table:table-cell>
          <table:table-cell table:number-columns-repeated="6"/>
        </table:table-row>
        <table:table-row table:style-name="ro1">
          <table:table-cell office:value-type="string">
            <text:p>0.215000000000000</text:p>
          </table:table-cell>
          <table:table-cell office:value-type="string">
            <text:p>2.413867613025814E-002</text:p>
          </table:table-cell>
          <table:table-cell table:number-columns-repeated="6"/>
        </table:table-row>
        <table:table-row table:style-name="ro1">
          <table:table-cell office:value-type="string">
            <text:p>0.220000000000000</text:p>
          </table:table-cell>
          <table:table-cell office:value-type="string">
            <text:p>2.413543494768970E-002</text:p>
          </table:table-cell>
          <table:table-cell table:number-columns-repeated="6"/>
        </table:table-row>
        <table:table-row table:style-name="ro1">
          <table:table-cell office:value-type="string">
            <text:p>0.225000000000000</text:p>
          </table:table-cell>
          <table:table-cell office:value-type="string">
            <text:p>2.413271656774226E-002</text:p>
          </table:table-cell>
          <table:table-cell table:number-columns-repeated="6"/>
        </table:table-row>
        <table:table-row table:style-name="ro1">
          <table:table-cell office:value-type="string">
            <text:p>0.230000000000000</text:p>
          </table:table-cell>
          <table:table-cell office:value-type="string">
            <text:p>2.413052093453083E-002</text:p>
          </table:table-cell>
          <table:table-cell table:number-columns-repeated="6"/>
        </table:table-row>
        <table:table-row table:style-name="ro1">
          <table:table-cell office:value-type="string">
            <text:p>0.235000000000000</text:p>
          </table:table-cell>
          <table:table-cell office:value-type="string">
            <text:p>2.412884800334684E-002</text:p>
          </table:table-cell>
          <table:table-cell table:number-columns-repeated="6"/>
        </table:table-row>
        <table:table-row table:style-name="ro1">
          <table:table-cell office:value-type="string">
            <text:p>0.240000000000000</text:p>
          </table:table-cell>
          <table:table-cell office:value-type="string">
            <text:p>2.412769774065730E-002</text:p>
          </table:table-cell>
          <table:table-cell table:number-columns-repeated="6"/>
        </table:table-row>
        <table:table-row table:style-name="ro1">
          <table:table-cell office:value-type="string">
            <text:p>0.245000000000000</text:p>
          </table:table-cell>
          <table:table-cell office:value-type="string">
            <text:p>2.412707012410401E-002</text:p>
          </table:table-cell>
          <table:table-cell table:number-columns-repeated="6"/>
        </table:table-row>
        <table:table-row table:style-name="ro1">
          <table:table-cell office:value-type="string">
            <text:p>0.250000000000000</text:p>
          </table:table-cell>
          <table:table-cell office:value-type="string">
            <text:p>2.412696514250319E-002</text:p>
          </table:table-cell>
          <table:table-cell table:number-columns-repeated="6"/>
        </table:table-row>
        <table:table-row table:style-name="ro1">
          <table:table-cell office:value-type="string">
            <text:p>0.255000000000000</text:p>
          </table:table-cell>
          <table:table-cell office:value-type="string">
            <text:p>2.412738279584521E-002</text:p>
          </table:table-cell>
          <table:table-cell table:number-columns-repeated="6"/>
        </table:table-row>
        <table:table-row table:style-name="ro1">
          <table:table-cell office:value-type="string">
            <text:p>0.260000000000000</text:p>
          </table:table-cell>
          <table:table-cell office:value-type="string">
            <text:p>2.412832309529468E-002</text:p>
          </table:table-cell>
          <table:table-cell table:number-columns-repeated="6"/>
        </table:table-row>
        <table:table-row table:style-name="ro1">
          <table:table-cell office:value-type="string">
            <text:p>0.265000000000000</text:p>
          </table:table-cell>
          <table:table-cell office:value-type="string">
            <text:p>2.412978606319073E-002</text:p>
          </table:table-cell>
          <table:table-cell table:number-columns-repeated="6"/>
        </table:table-row>
        <table:table-row table:style-name="ro1">
          <table:table-cell office:value-type="string">
            <text:p>0.270000000000000</text:p>
          </table:table-cell>
          <table:table-cell office:value-type="string">
            <text:p>2.413177173304755E-002</text:p>
          </table:table-cell>
          <table:table-cell table:number-columns-repeated="6"/>
        </table:table-row>
        <table:table-row table:style-name="ro1">
          <table:table-cell office:value-type="string">
            <text:p>0.275000000000000</text:p>
          </table:table-cell>
          <table:table-cell office:value-type="string">
            <text:p>2.413428014955520E-002</text:p>
          </table:table-cell>
          <table:table-cell table:number-columns-repeated="6"/>
        </table:table-row>
        <table:table-row table:style-name="ro1">
          <table:table-cell office:value-type="string">
            <text:p>0.280000000000000</text:p>
          </table:table-cell>
          <table:table-cell office:value-type="string">
            <text:p>2.413731136858063E-002</text:p>
          </table:table-cell>
          <table:table-cell table:number-columns-repeated="6"/>
        </table:table-row>
        <table:table-row table:style-name="ro1">
          <table:table-cell office:value-type="string">
            <text:p>0.285000000000000</text:p>
          </table:table-cell>
          <table:table-cell office:value-type="string">
            <text:p>2.414086545716900E-002</text:p>
          </table:table-cell>
          <table:table-cell table:number-columns-repeated="6"/>
        </table:table-row>
        <table:table-row table:style-name="ro1">
          <table:table-cell office:value-type="string">
            <text:p>0.290000000000000</text:p>
          </table:table-cell>
          <table:table-cell office:value-type="string">
            <text:p>2.414494249354518E-002</text:p>
          </table:table-cell>
          <table:table-cell table:number-columns-repeated="6"/>
        </table:table-row>
        <table:table-row table:style-name="ro1">
          <table:table-cell office:value-type="string">
            <text:p>0.295000000000000</text:p>
          </table:table-cell>
          <table:table-cell office:value-type="string">
            <text:p>2.414954256711558E-002</text:p>
          </table:table-cell>
          <table:table-cell table:number-columns-repeated="6"/>
        </table:table-row>
        <table:table-row table:style-name="ro1">
          <table:table-cell office:value-type="string">
            <text:p>0.300000000000000</text:p>
          </table:table-cell>
          <table:table-cell office:value-type="string">
            <text:p>2.415466577847015E-002</text:p>
          </table:table-cell>
          <table:table-cell table:number-columns-repeated="6"/>
        </table:table-row>
        <table:table-row table:style-name="ro1">
          <table:table-cell office:value-type="string">
            <text:p>0.305000000000000</text:p>
          </table:table-cell>
          <table:table-cell office:value-type="string">
            <text:p>2.416031223938468E-002</text:p>
          </table:table-cell>
          <table:table-cell table:number-columns-repeated="6"/>
        </table:table-row>
        <table:table-row table:style-name="ro1">
          <table:table-cell office:value-type="string">
            <text:p>0.310000000000000</text:p>
          </table:table-cell>
          <table:table-cell office:value-type="string">
            <text:p>2.416648207282334E-002</text:p>
          </table:table-cell>
          <table:table-cell table:number-columns-repeated="6"/>
        </table:table-row>
        <table:table-row table:style-name="ro1">
          <table:table-cell office:value-type="string">
            <text:p>0.315000000000000</text:p>
          </table:table-cell>
          <table:table-cell office:value-type="string">
            <text:p>2.417317541294147E-002</text:p>
          </table:table-cell>
          <table:table-cell table:number-columns-repeated="6"/>
        </table:table-row>
        <table:table-row table:style-name="ro1">
          <table:table-cell office:value-type="string">
            <text:p>0.320000000000000</text:p>
          </table:table-cell>
          <table:table-cell office:value-type="string">
            <text:p>2.418039240508857E-002</text:p>
          </table:table-cell>
          <table:table-cell table:number-columns-repeated="6"/>
        </table:table-row>
        <table:table-row table:style-name="ro1">
          <table:table-cell office:value-type="string">
            <text:p>0.325000000000000</text:p>
          </table:table-cell>
          <table:table-cell office:value-type="string">
            <text:p>2.418813320581162E-002</text:p>
          </table:table-cell>
          <table:table-cell table:number-columns-repeated="6"/>
        </table:table-row>
        <table:table-row table:style-name="ro1">
          <table:table-cell office:value-type="string">
            <text:p>0.330000000000000</text:p>
          </table:table-cell>
          <table:table-cell office:value-type="string">
            <text:p>2.419639798285860E-002</text:p>
          </table:table-cell>
          <table:table-cell table:number-columns-repeated="6"/>
        </table:table-row>
        <table:table-row table:style-name="ro1">
          <table:table-cell office:value-type="string">
            <text:p>0.335000000000000</text:p>
          </table:table-cell>
          <table:table-cell office:value-type="string">
            <text:p>2.420518691518227E-002</text:p>
          </table:table-cell>
          <table:table-cell table:number-columns-repeated="6"/>
        </table:table-row>
        <table:table-row table:style-name="ro1">
          <table:table-cell office:value-type="string">
            <text:p>0.340000000000000</text:p>
          </table:table-cell>
          <table:table-cell office:value-type="string">
            <text:p>2.421450019294417E-002</text:p>
          </table:table-cell>
          <table:table-cell table:number-columns-repeated="6"/>
        </table:table-row>
        <table:table-row table:style-name="ro1">
          <table:table-cell office:value-type="string">
            <text:p>0.345000000000000</text:p>
          </table:table-cell>
          <table:table-cell office:value-type="string">
            <text:p>2.422433801751892E-002</text:p>
          </table:table-cell>
          <table:table-cell table:number-columns-repeated="6"/>
        </table:table-row>
        <table:table-row table:style-name="ro1">
          <table:table-cell office:value-type="string">
            <text:p>0.350000000000000</text:p>
          </table:table-cell>
          <table:table-cell office:value-type="string">
            <text:p>2.423470060149874E-002</text:p>
          </table:table-cell>
          <table:table-cell table:number-columns-repeated="6"/>
        </table:table-row>
        <table:table-row table:style-name="ro1">
          <table:table-cell office:value-type="string">
            <text:p>0.355000000000000</text:p>
          </table:table-cell>
          <table:table-cell office:value-type="string">
            <text:p>2.424558816869823E-002</text:p>
          </table:table-cell>
          <table:table-cell table:number-columns-repeated="6"/>
        </table:table-row>
        <table:table-row table:style-name="ro1">
          <table:table-cell office:value-type="string">
            <text:p>0.360000000000000</text:p>
          </table:table-cell>
          <table:table-cell office:value-type="string">
            <text:p>2.425700095415937E-002</text:p>
          </table:table-cell>
          <table:table-cell table:number-columns-repeated="6"/>
        </table:table-row>
        <table:table-row table:style-name="ro1">
          <table:table-cell office:value-type="string">
            <text:p>0.365000000000000</text:p>
          </table:table-cell>
          <table:table-cell office:value-type="string">
            <text:p>2.426893920415679E-002</text:p>
          </table:table-cell>
          <table:table-cell table:number-columns-repeated="6"/>
        </table:table-row>
        <table:table-row table:style-name="ro1">
          <table:table-cell office:value-type="string">
            <text:p>0.370000000000000</text:p>
          </table:table-cell>
          <table:table-cell office:value-type="string">
            <text:p>2.428140317620331E-002</text:p>
          </table:table-cell>
          <table:table-cell table:number-columns-repeated="6"/>
        </table:table-row>
        <table:table-row table:style-name="ro1">
          <table:table-cell office:value-type="string">
            <text:p>0.375000000000000</text:p>
          </table:table-cell>
          <table:table-cell office:value-type="string">
            <text:p>2.429439313905569E-002</text:p>
          </table:table-cell>
          <table:table-cell table:number-columns-repeated="6"/>
        </table:table-row>
        <table:table-row table:style-name="ro1">
          <table:table-cell office:value-type="string">
            <text:p>0.380000000000000</text:p>
          </table:table-cell>
          <table:table-cell office:value-type="string">
            <text:p>2.430749213054479E-002</text:p>
          </table:table-cell>
          <table:table-cell table:number-columns-repeated="6"/>
        </table:table-row>
        <table:table-row table:style-name="ro1">
          <table:table-cell office:value-type="string">
            <text:p>0.385000000000000</text:p>
          </table:table-cell>
          <table:table-cell office:value-type="string">
            <text:p>2.432059587413516E-002</text:p>
          </table:table-cell>
          <table:table-cell table:number-columns-repeated="6"/>
        </table:table-row>
        <table:table-row table:style-name="ro1">
          <table:table-cell office:value-type="string">
            <text:p>0.390000000000000</text:p>
          </table:table-cell>
          <table:table-cell office:value-type="string">
            <text:p>2.433370436875753E-002</text:p>
          </table:table-cell>
          <table:table-cell table:number-columns-repeated="6"/>
        </table:table-row>
        <table:table-row table:style-name="ro1">
          <table:table-cell office:value-type="string">
            <text:p>0.395000000000000</text:p>
          </table:table-cell>
          <table:table-cell office:value-type="string">
            <text:p>2.434681761334375E-002</text:p>
          </table:table-cell>
          <table:table-cell table:number-columns-repeated="6"/>
        </table:table-row>
        <table:table-row table:style-name="ro1">
          <table:table-cell office:value-type="string">
            <text:p>0.400000000000000</text:p>
          </table:table-cell>
          <table:table-cell office:value-type="string">
            <text:p>2.435993560682688E-002</text:p>
          </table:table-cell>
          <table:table-cell table:number-columns-repeated="6"/>
        </table:table-row>
        <table:table-row table:style-name="ro1">
          <table:table-cell office:value-type="string">
            <text:p>0.405000000000000</text:p>
          </table:table-cell>
          <table:table-cell office:value-type="string">
            <text:p>2.437305834814111E-002</text:p>
          </table:table-cell>
          <table:table-cell table:number-columns-repeated="6"/>
        </table:table-row>
        <table:table-row table:style-name="ro1">
          <table:table-cell office:value-type="string">
            <text:p>0.410000000000000</text:p>
          </table:table-cell>
          <table:table-cell office:value-type="string">
            <text:p>2.438618583622179E-002</text:p>
          </table:table-cell>
          <table:table-cell table:number-columns-repeated="6"/>
        </table:table-row>
        <table:table-row table:style-name="ro1">
          <table:table-cell office:value-type="string">
            <text:p>0.415000000000000</text:p>
          </table:table-cell>
          <table:table-cell office:value-type="string">
            <text:p>2.439931807000542E-002</text:p>
          </table:table-cell>
          <table:table-cell table:number-columns-repeated="6"/>
        </table:table-row>
        <table:table-row table:style-name="ro1">
          <table:table-cell office:value-type="string">
            <text:p>0.420000000000000</text:p>
          </table:table-cell>
          <table:table-cell office:value-type="string">
            <text:p>2.441245504842966E-002</text:p>
          </table:table-cell>
          <table:table-cell table:number-columns-repeated="6"/>
        </table:table-row>
        <table:table-row table:style-name="ro1">
          <table:table-cell office:value-type="string">
            <text:p>0.425000000000000</text:p>
          </table:table-cell>
          <table:table-cell office:value-type="string">
            <text:p>2.442559677043328E-002</text:p>
          </table:table-cell>
          <table:table-cell table:number-columns-repeated="6"/>
        </table:table-row>
        <table:table-row table:style-name="ro1">
          <table:table-cell office:value-type="string">
            <text:p>0.430000000000000</text:p>
          </table:table-cell>
          <table:table-cell office:value-type="string">
            <text:p>2.443874323495622E-002</text:p>
          </table:table-cell>
          <table:table-cell table:number-columns-repeated="6"/>
        </table:table-row>
        <table:table-row table:style-name="ro1">
          <table:table-cell office:value-type="string">
            <text:p>0.435000000000000</text:p>
          </table:table-cell>
          <table:table-cell office:value-type="string">
            <text:p>2.445189444093954E-002</text:p>
          </table:table-cell>
          <table:table-cell table:number-columns-repeated="6"/>
        </table:table-row>
        <table:table-row table:style-name="ro1">
          <table:table-cell office:value-type="string">
            <text:p>0.440000000000000</text:p>
          </table:table-cell>
          <table:table-cell office:value-type="string">
            <text:p>2.446505038732543E-002</text:p>
          </table:table-cell>
          <table:table-cell table:number-columns-repeated="6"/>
        </table:table-row>
        <table:table-row table:style-name="ro1">
          <table:table-cell office:value-type="string">
            <text:p>0.445000000000000</text:p>
          </table:table-cell>
          <table:table-cell office:value-type="string">
            <text:p>2.447821107305723E-002</text:p>
          </table:table-cell>
          <table:table-cell table:number-columns-repeated="6"/>
        </table:table-row>
        <table:table-row table:style-name="ro1">
          <table:table-cell office:value-type="string">
            <text:p>0.450000000000000</text:p>
          </table:table-cell>
          <table:table-cell office:value-type="string">
            <text:p>2.449137649707937E-002</text:p>
          </table:table-cell>
          <table:table-cell table:number-columns-repeated="6"/>
        </table:table-row>
        <table:table-row table:style-name="ro1">
          <table:table-cell office:value-type="string">
            <text:p>0.455000000000000</text:p>
          </table:table-cell>
          <table:table-cell office:value-type="string">
            <text:p>2.450454665833742E-002</text:p>
          </table:table-cell>
          <table:table-cell table:number-columns-repeated="6"/>
        </table:table-row>
        <table:table-row table:style-name="ro1">
          <table:table-cell office:value-type="string">
            <text:p>0.460000000000000</text:p>
          </table:table-cell>
          <table:table-cell office:value-type="string">
            <text:p>2.451772155577808E-002</text:p>
          </table:table-cell>
          <table:table-cell table:number-columns-repeated="6"/>
        </table:table-row>
        <table:table-row table:style-name="ro1">
          <table:table-cell office:value-type="string">
            <text:p>0.465000000000000</text:p>
          </table:table-cell>
          <table:table-cell office:value-type="string">
            <text:p>2.453090118834914E-002</text:p>
          </table:table-cell>
          <table:table-cell table:number-columns-repeated="6"/>
        </table:table-row>
        <table:table-row table:style-name="ro1">
          <table:table-cell office:value-type="string">
            <text:p>0.470000000000000</text:p>
          </table:table-cell>
          <table:table-cell office:value-type="string">
            <text:p>2.454408555499951E-002</text:p>
          </table:table-cell>
          <table:table-cell table:number-columns-repeated="6"/>
        </table:table-row>
        <table:table-row table:style-name="ro1">
          <table:table-cell office:value-type="string">
            <text:p>0.475000000000000</text:p>
          </table:table-cell>
          <table:table-cell office:value-type="string">
            <text:p>2.455727465467921E-002</text:p>
          </table:table-cell>
          <table:table-cell table:number-columns-repeated="6"/>
        </table:table-row>
        <table:table-row table:style-name="ro1">
          <table:table-cell office:value-type="string">
            <text:p>0.480000000000000</text:p>
          </table:table-cell>
          <table:table-cell office:value-type="string">
            <text:p>2.457046848633936E-002</text:p>
          </table:table-cell>
          <table:table-cell table:number-columns-repeated="6"/>
        </table:table-row>
        <table:table-row table:style-name="ro1">
          <table:table-cell office:value-type="string">
            <text:p>0.485000000000000</text:p>
          </table:table-cell>
          <table:table-cell office:value-type="string">
            <text:p>2.458366704893218E-002</text:p>
          </table:table-cell>
          <table:table-cell table:number-columns-repeated="6"/>
        </table:table-row>
        <table:table-row table:style-name="ro1">
          <table:table-cell office:value-type="string">
            <text:p>0.490000000000000</text:p>
          </table:table-cell>
          <table:table-cell office:value-type="string">
            <text:p>2.459687034141098E-002</text:p>
          </table:table-cell>
          <table:table-cell table:number-columns-repeated="6"/>
        </table:table-row>
        <table:table-row table:style-name="ro1">
          <table:table-cell office:value-type="string">
            <text:p>0.495000000000000</text:p>
          </table:table-cell>
          <table:table-cell office:value-type="string">
            <text:p>2.461007836273017E-002</text:p>
          </table:table-cell>
          <table:table-cell table:number-columns-repeated="6"/>
        </table:table-row>
        <table:table-row table:style-name="ro1">
          <table:table-cell office:value-type="string">
            <text:p>0.500000000000000</text:p>
          </table:table-cell>
          <table:table-cell office:value-type="string">
            <text:p>2.462329111184524E-002</text:p>
          </table:table-cell>
          <table:table-cell table:number-columns-repeated="6"/>
        </table:table-row>
        <table:table-row table:style-name="ro1">
          <table:table-cell office:value-type="string">
            <text:p>0.505000000000000</text:p>
          </table:table-cell>
          <table:table-cell office:value-type="string">
            <text:p>2.463650858771278E-002</text:p>
          </table:table-cell>
          <table:table-cell table:number-columns-repeated="6"/>
        </table:table-row>
        <table:table-row table:style-name="ro1">
          <table:table-cell office:value-type="string">
            <text:p>0.510000000000000</text:p>
          </table:table-cell>
          <table:table-cell office:value-type="string">
            <text:p>2.464973078929045E-002</text:p>
          </table:table-cell>
          <table:table-cell table:number-columns-repeated="6"/>
        </table:table-row>
        <table:table-row table:style-name="ro1">
          <table:table-cell office:value-type="string">
            <text:p>0.515000000000000</text:p>
          </table:table-cell>
          <table:table-cell office:value-type="string">
            <text:p>2.466295771553698E-002</text:p>
          </table:table-cell>
          <table:table-cell table:number-columns-repeated="6"/>
        </table:table-row>
        <table:table-row table:style-name="ro1">
          <table:table-cell office:value-type="string">
            <text:p>0.520000000000000</text:p>
          </table:table-cell>
          <table:table-cell office:value-type="string">
            <text:p>2.467618936541221E-002</text:p>
          </table:table-cell>
          <table:table-cell table:number-columns-repeated="6"/>
        </table:table-row>
        <table:table-row table:style-name="ro1">
          <table:table-cell office:value-type="string">
            <text:p>0.525000000000000</text:p>
          </table:table-cell>
          <table:table-cell office:value-type="string">
            <text:p>2.468942573787700E-002</text:p>
          </table:table-cell>
          <table:table-cell table:number-columns-repeated="6"/>
        </table:table-row>
        <table:table-row table:style-name="ro1">
          <table:table-cell office:value-type="string">
            <text:p>0.530000000000000</text:p>
          </table:table-cell>
          <table:table-cell office:value-type="string">
            <text:p>2.470266683189332E-002</text:p>
          </table:table-cell>
          <table:table-cell table:number-columns-repeated="6"/>
        </table:table-row>
        <table:table-row table:style-name="ro1">
          <table:table-cell office:value-type="string">
            <text:p>0.535000000000000</text:p>
          </table:table-cell>
          <table:table-cell office:value-type="string">
            <text:p>2.471591264642418E-002</text:p>
          </table:table-cell>
          <table:table-cell table:number-columns-repeated="6"/>
        </table:table-row>
        <table:table-row table:style-name="ro1">
          <table:table-cell office:value-type="string">
            <text:p>0.540000000000000</text:p>
          </table:table-cell>
          <table:table-cell office:value-type="string">
            <text:p>2.472916318043368E-002</text:p>
          </table:table-cell>
          <table:table-cell table:number-columns-repeated="6"/>
        </table:table-row>
        <table:table-row table:style-name="ro1">
          <table:table-cell office:value-type="string">
            <text:p>0.545000000000000</text:p>
          </table:table-cell>
          <table:table-cell office:value-type="string">
            <text:p>2.474241843288693E-002</text:p>
          </table:table-cell>
          <table:table-cell table:number-columns-repeated="6"/>
        </table:table-row>
        <table:table-row table:style-name="ro1">
          <table:table-cell office:value-type="string">
            <text:p>0.550000000000000</text:p>
          </table:table-cell>
          <table:table-cell office:value-type="string">
            <text:p>2.475567840275014E-002</text:p>
          </table:table-cell>
          <table:table-cell table:number-columns-repeated="6"/>
        </table:table-row>
        <table:table-row table:style-name="ro1">
          <table:table-cell office:value-type="string">
            <text:p>0.555000000000000</text:p>
          </table:table-cell>
          <table:table-cell office:value-type="string">
            <text:p>2.476894308899053E-002</text:p>
          </table:table-cell>
          <table:table-cell table:number-columns-repeated="6"/>
        </table:table-row>
        <table:table-row table:style-name="ro1">
          <table:table-cell office:value-type="string">
            <text:p>0.560000000000000</text:p>
          </table:table-cell>
          <table:table-cell office:value-type="string">
            <text:p>2.478221249057641E-002</text:p>
          </table:table-cell>
          <table:table-cell table:number-columns-repeated="6"/>
        </table:table-row>
        <table:table-row table:style-name="ro1">
          <table:table-cell office:value-type="string">
            <text:p>0.565000000000000</text:p>
          </table:table-cell>
          <table:table-cell office:value-type="string">
            <text:p>2.479548660647710E-002</text:p>
          </table:table-cell>
          <table:table-cell table:number-columns-repeated="6"/>
        </table:table-row>
        <table:table-row table:style-name="ro1">
          <table:table-cell office:value-type="string">
            <text:p>0.570000000000000</text:p>
          </table:table-cell>
          <table:table-cell office:value-type="string">
            <text:p>2.480876543566297E-002</text:p>
          </table:table-cell>
          <table:table-cell table:number-columns-repeated="6"/>
        </table:table-row>
        <table:table-row table:style-name="ro1">
          <table:table-cell office:value-type="string">
            <text:p>0.575000000000000</text:p>
          </table:table-cell>
          <table:table-cell office:value-type="string">
            <text:p>2.482204897710543E-002</text:p>
          </table:table-cell>
          <table:table-cell table:number-columns-repeated="6"/>
        </table:table-row>
        <table:table-row table:style-name="ro1">
          <table:table-cell office:value-type="string">
            <text:p>0.580000000000000</text:p>
          </table:table-cell>
          <table:table-cell office:value-type="string">
            <text:p>2.483533722977693E-002</text:p>
          </table:table-cell>
          <table:table-cell table:number-columns-repeated="6"/>
        </table:table-row>
        <table:table-row table:style-name="ro1">
          <table:table-cell office:value-type="string">
            <text:p>0.585000000000000</text:p>
          </table:table-cell>
          <table:table-cell office:value-type="string">
            <text:p>2.484863019265092E-002</text:p>
          </table:table-cell>
          <table:table-cell table:number-columns-repeated="6"/>
        </table:table-row>
        <table:table-row table:style-name="ro1">
          <table:table-cell office:value-type="string">
            <text:p>0.590000000000000</text:p>
          </table:table-cell>
          <table:table-cell office:value-type="string">
            <text:p>2.486192786470191E-002</text:p>
          </table:table-cell>
          <table:table-cell table:number-columns-repeated="6"/>
        </table:table-row>
        <table:table-row table:style-name="ro1">
          <table:table-cell office:value-type="string">
            <text:p>0.595000000000000</text:p>
          </table:table-cell>
          <table:table-cell office:value-type="string">
            <text:p>2.487523024490542E-002</text:p>
          </table:table-cell>
          <table:table-cell table:number-columns-repeated="6"/>
        </table:table-row>
        <table:table-row table:style-name="ro1">
          <table:table-cell office:value-type="string">
            <text:p>0.600000000000000</text:p>
          </table:table-cell>
          <table:table-cell office:value-type="string">
            <text:p>2.488853733223798E-002</text:p>
          </table:table-cell>
          <table:table-cell table:number-columns-repeated="6"/>
        </table:table-row>
        <table:table-row table:style-name="ro1">
          <table:table-cell office:value-type="string">
            <text:p>0.605000000000000</text:p>
          </table:table-cell>
          <table:table-cell office:value-type="string">
            <text:p>2.490184912567716E-002</text:p>
          </table:table-cell>
          <table:table-cell table:number-columns-repeated="6"/>
        </table:table-row>
        <table:table-row table:style-name="ro1">
          <table:table-cell office:value-type="string">
            <text:p>0.610000000000000</text:p>
          </table:table-cell>
          <table:table-cell office:value-type="string">
            <text:p>2.491516562420152E-002</text:p>
          </table:table-cell>
          <table:table-cell table:number-columns-repeated="6"/>
        </table:table-row>
        <table:table-row table:style-name="ro1">
          <table:table-cell office:value-type="string">
            <text:p>0.615000000000000</text:p>
          </table:table-cell>
          <table:table-cell office:value-type="string">
            <text:p>2.492848682679063E-002</text:p>
          </table:table-cell>
          <table:table-cell table:number-columns-repeated="6"/>
        </table:table-row>
        <table:table-row table:style-name="ro1">
          <table:table-cell office:value-type="string">
            <text:p>0.620000000000000</text:p>
          </table:table-cell>
          <table:table-cell office:value-type="string">
            <text:p>2.494181273242508E-002</text:p>
          </table:table-cell>
          <table:table-cell table:number-columns-repeated="6"/>
        </table:table-row>
        <table:table-row table:style-name="ro1">
          <table:table-cell office:value-type="string">
            <text:p>0.625000000000000</text:p>
          </table:table-cell>
          <table:table-cell office:value-type="string">
            <text:p>2.495514334008646E-002</text:p>
          </table:table-cell>
          <table:table-cell table:number-columns-repeated="6"/>
        </table:table-row>
        <table:table-row table:style-name="ro1">
          <table:table-cell office:value-type="string">
            <text:p>0.630000000000000</text:p>
          </table:table-cell>
          <table:table-cell office:value-type="string">
            <text:p>2.496805006212515E-002</text:p>
          </table:table-cell>
          <table:table-cell table:number-columns-repeated="6"/>
        </table:table-row>
        <table:table-row table:style-name="ro1">
          <table:table-cell office:value-type="string">
            <text:p>0.635000000000000</text:p>
          </table:table-cell>
          <table:table-cell office:value-type="string">
            <text:p>2.498042550900554E-002</text:p>
          </table:table-cell>
          <table:table-cell table:number-columns-repeated="6"/>
        </table:table-row>
        <table:table-row table:style-name="ro1">
          <table:table-cell office:value-type="string">
            <text:p>0.640000000000000</text:p>
          </table:table-cell>
          <table:table-cell office:value-type="string">
            <text:p>2.499226941644568E-002</text:p>
          </table:table-cell>
          <table:table-cell table:number-columns-repeated="6"/>
        </table:table-row>
        <table:table-row table:style-name="ro1">
          <table:table-cell office:value-type="string">
            <text:p>0.645000000000000</text:p>
          </table:table-cell>
          <table:table-cell office:value-type="string">
            <text:p>2.500358153161567E-002</text:p>
          </table:table-cell>
          <table:table-cell table:number-columns-repeated="6"/>
        </table:table-row>
        <table:table-row table:style-name="ro1">
          <table:table-cell office:value-type="string">
            <text:p>0.650000000000000</text:p>
          </table:table-cell>
          <table:table-cell office:value-type="string">
            <text:p>2.501436161314283E-002</text:p>
          </table:table-cell>
          <table:table-cell table:number-columns-repeated="6"/>
        </table:table-row>
        <table:table-row table:style-name="ro1">
          <table:table-cell office:value-type="string">
            <text:p>0.655000000000000</text:p>
          </table:table-cell>
          <table:table-cell office:value-type="string">
            <text:p>2.502460943111671E-002</text:p>
          </table:table-cell>
          <table:table-cell table:number-columns-repeated="6"/>
        </table:table-row>
        <table:table-row table:style-name="ro1">
          <table:table-cell office:value-type="string">
            <text:p>0.660000000000000</text:p>
          </table:table-cell>
          <table:table-cell office:value-type="string">
            <text:p>2.503432476709379E-002</text:p>
          </table:table-cell>
          <table:table-cell table:number-columns-repeated="6"/>
        </table:table-row>
        <table:table-row table:style-name="ro1">
          <table:table-cell office:value-type="string">
            <text:p>0.665000000000000</text:p>
          </table:table-cell>
          <table:table-cell office:value-type="string">
            <text:p>2.504350741410203E-002</text:p>
          </table:table-cell>
          <table:table-cell table:number-columns-repeated="6"/>
        </table:table-row>
        <table:table-row table:style-name="ro1">
          <table:table-cell office:value-type="string">
            <text:p>0.670000000000000</text:p>
          </table:table-cell>
          <table:table-cell office:value-type="string">
            <text:p>2.505215717664505E-002</text:p>
          </table:table-cell>
          <table:table-cell table:number-columns-repeated="6"/>
        </table:table-row>
        <table:table-row table:style-name="ro1">
          <table:table-cell office:value-type="string">
            <text:p>0.675000000000000</text:p>
          </table:table-cell>
          <table:table-cell office:value-type="string">
            <text:p>2.506027387070624E-002</text:p>
          </table:table-cell>
          <table:table-cell table:number-columns-repeated="6"/>
        </table:table-row>
        <table:table-row table:style-name="ro1">
          <table:table-cell office:value-type="string">
            <text:p>0.680000000000000</text:p>
          </table:table-cell>
          <table:table-cell office:value-type="string">
            <text:p>2.506785732375245E-002</text:p>
          </table:table-cell>
          <table:table-cell table:number-columns-repeated="6"/>
        </table:table-row>
        <table:table-row table:style-name="ro1">
          <table:table-cell office:value-type="string">
            <text:p>0.685000000000000</text:p>
          </table:table-cell>
          <table:table-cell office:value-type="string">
            <text:p>2.507490737473762E-002</text:p>
          </table:table-cell>
          <table:table-cell table:number-columns-repeated="6"/>
        </table:table-row>
        <table:table-row table:style-name="ro1">
          <table:table-cell office:value-type="string">
            <text:p>0.690000000000001</text:p>
          </table:table-cell>
          <table:table-cell office:value-type="string">
            <text:p>2.508142387410601E-002</text:p>
          </table:table-cell>
          <table:table-cell table:number-columns-repeated="6"/>
        </table:table-row>
        <table:table-row table:style-name="ro1">
          <table:table-cell office:value-type="string">
            <text:p>0.695000000000001</text:p>
          </table:table-cell>
          <table:table-cell office:value-type="string">
            <text:p>2.508740668379532E-002</text:p>
          </table:table-cell>
          <table:table-cell table:number-columns-repeated="6"/>
        </table:table-row>
        <table:table-row table:style-name="ro1">
          <table:table-cell office:value-type="string">
            <text:p>0.700000000000001</text:p>
          </table:table-cell>
          <table:table-cell office:value-type="string">
            <text:p>2.509285567723948E-002</text:p>
          </table:table-cell>
          <table:table-cell table:number-columns-repeated="6"/>
        </table:table-row>
        <table:table-row table:style-name="ro1">
          <table:table-cell office:value-type="string">
            <text:p>0.705000000000001</text:p>
          </table:table-cell>
          <table:table-cell office:value-type="string">
            <text:p>2.509777073937124E-002</text:p>
          </table:table-cell>
          <table:table-cell table:number-columns-repeated="6"/>
        </table:table-row>
        <table:table-row table:style-name="ro1">
          <table:table-cell office:value-type="string">
            <text:p>0.710000000000001</text:p>
          </table:table-cell>
          <table:table-cell office:value-type="string">
            <text:p>2.510215176662455E-002</text:p>
          </table:table-cell>
          <table:table-cell table:number-columns-repeated="6"/>
        </table:table-row>
        <table:table-row table:style-name="ro1">
          <table:table-cell office:value-type="string">
            <text:p>0.715000000000001</text:p>
          </table:table-cell>
          <table:table-cell office:value-type="string">
            <text:p>2.510599866693662E-002</text:p>
          </table:table-cell>
          <table:table-cell table:number-columns-repeated="6"/>
        </table:table-row>
        <table:table-row table:style-name="ro1">
          <table:table-cell office:value-type="string">
            <text:p>0.720000000000001</text:p>
          </table:table-cell>
          <table:table-cell office:value-type="string">
            <text:p>2.510931135974983E-002</text:p>
          </table:table-cell>
          <table:table-cell table:number-columns-repeated="6"/>
        </table:table-row>
        <table:table-row table:style-name="ro1">
          <table:table-cell office:value-type="string">
            <text:p>0.725000000000001</text:p>
          </table:table-cell>
          <table:table-cell office:value-type="string">
            <text:p>2.511208977601332E-002</text:p>
          </table:table-cell>
          <table:table-cell table:number-columns-repeated="6"/>
        </table:table-row>
        <table:table-row table:style-name="ro1">
          <table:table-cell office:value-type="string">
            <text:p>0.730000000000001</text:p>
          </table:table-cell>
          <table:table-cell office:value-type="string">
            <text:p>2.511433385818440E-002</text:p>
          </table:table-cell>
          <table:table-cell table:number-columns-repeated="6"/>
        </table:table-row>
        <table:table-row table:style-name="ro1">
          <table:table-cell office:value-type="string">
            <text:p>0.735000000000001</text:p>
          </table:table-cell>
          <table:table-cell office:value-type="string">
            <text:p>2.511604356022972E-002</text:p>
          </table:table-cell>
          <table:table-cell table:number-columns-repeated="6"/>
        </table:table-row>
        <table:table-row table:style-name="ro1">
          <table:table-cell office:value-type="string">
            <text:p>0.740000000000001</text:p>
          </table:table-cell>
          <table:table-cell office:value-type="string">
            <text:p>2.511721884762613E-002</text:p>
          </table:table-cell>
          <table:table-cell table:number-columns-repeated="6"/>
        </table:table-row>
        <table:table-row table:style-name="ro1">
          <table:table-cell office:value-type="string">
            <text:p>0.745000000000001</text:p>
          </table:table-cell>
          <table:table-cell office:value-type="string">
            <text:p>2.511785969736138E-002</text:p>
          </table:table-cell>
          <table:table-cell table:number-columns-repeated="6"/>
        </table:table-row>
        <table:table-row table:style-name="ro1">
          <table:table-cell office:value-type="string">
            <text:p>0.750000000000001</text:p>
          </table:table-cell>
          <table:table-cell office:value-type="string">
            <text:p>2.511796609793456E-002</text:p>
          </table:table-cell>
          <table:table-cell table:number-columns-repeated="6"/>
        </table:table-row>
        <table:table-row table:style-name="ro1">
          <table:table-cell office:value-type="string">
            <text:p>0.755000000000001</text:p>
          </table:table-cell>
          <table:table-cell office:value-type="string">
            <text:p>2.511753804935626E-002</text:p>
          </table:table-cell>
          <table:table-cell table:number-columns-repeated="6"/>
        </table:table-row>
        <table:table-row table:style-name="ro1">
          <table:table-cell office:value-type="string">
            <text:p>0.760000000000001</text:p>
          </table:table-cell>
          <table:table-cell office:value-type="string">
            <text:p>2.511657556314853E-002</text:p>
          </table:table-cell>
          <table:table-cell table:number-columns-repeated="6"/>
        </table:table-row>
        <table:table-row table:style-name="ro1">
          <table:table-cell office:value-type="string">
            <text:p>0.765000000000001</text:p>
          </table:table-cell>
          <table:table-cell office:value-type="string">
            <text:p>2.511507866234462E-002</text:p>
          </table:table-cell>
          <table:table-cell table:number-columns-repeated="6"/>
        </table:table-row>
        <table:table-row table:style-name="ro1">
          <table:table-cell office:value-type="string">
            <text:p>0.770000000000001</text:p>
          </table:table-cell>
          <table:table-cell office:value-type="string">
            <text:p>2.511304738148839E-002</text:p>
          </table:table-cell>
          <table:table-cell table:number-columns-repeated="6"/>
        </table:table-row>
        <table:table-row table:style-name="ro1">
          <table:table-cell office:value-type="string">
            <text:p>0.775000000000001</text:p>
          </table:table-cell>
          <table:table-cell office:value-type="string">
            <text:p>2.511048176663360E-002</text:p>
          </table:table-cell>
          <table:table-cell table:number-columns-repeated="6"/>
        </table:table-row>
        <table:table-row table:style-name="ro1">
          <table:table-cell office:value-type="string">
            <text:p>0.780000000000001</text:p>
          </table:table-cell>
          <table:table-cell office:value-type="string">
            <text:p>2.510738187534287E-002</text:p>
          </table:table-cell>
          <table:table-cell table:number-columns-repeated="6"/>
        </table:table-row>
        <table:table-row table:style-name="ro1">
          <table:table-cell office:value-type="string">
            <text:p>0.785000000000001</text:p>
          </table:table-cell>
          <table:table-cell office:value-type="string">
            <text:p>2.510374777668643E-002</text:p>
          </table:table-cell>
          <table:table-cell table:number-columns-repeated="6"/>
        </table:table-row>
        <table:table-row table:style-name="ro1">
          <table:table-cell office:value-type="string">
            <text:p>0.790000000000001</text:p>
          </table:table-cell>
          <table:table-cell office:value-type="string">
            <text:p>2.509957955124064E-002</text:p>
          </table:table-cell>
          <table:table-cell table:number-columns-repeated="6"/>
        </table:table-row>
        <table:table-row table:style-name="ro1">
          <table:table-cell office:value-type="string">
            <text:p>0.795000000000001</text:p>
          </table:table-cell>
          <table:table-cell office:value-type="string">
            <text:p>2.509487729108625E-002</text:p>
          </table:table-cell>
          <table:table-cell table:number-columns-repeated="6"/>
        </table:table-row>
        <table:table-row table:style-name="ro1">
          <table:table-cell office:value-type="string">
            <text:p>0.800000000000001</text:p>
          </table:table-cell>
          <table:table-cell office:value-type="string">
            <text:p>2.508964109980646E-002</text:p>
          </table:table-cell>
          <table:table-cell table:number-columns-repeated="6"/>
        </table:table-row>
        <table:table-row table:style-name="ro1">
          <table:table-cell office:value-type="string">
            <text:p>0.805000000000001</text:p>
          </table:table-cell>
          <table:table-cell office:value-type="string">
            <text:p>2.508387109248468E-002</text:p>
          </table:table-cell>
          <table:table-cell table:number-columns-repeated="6"/>
        </table:table-row>
        <table:table-row table:style-name="ro1">
          <table:table-cell office:value-type="string">
            <text:p>0.810000000000001</text:p>
          </table:table-cell>
          <table:table-cell office:value-type="string">
            <text:p>2.507756739570209E-002</text:p>
          </table:table-cell>
          <table:table-cell table:number-columns-repeated="6"/>
        </table:table-row>
        <table:table-row table:style-name="ro1">
          <table:table-cell office:value-type="string">
            <text:p>0.815000000000001</text:p>
          </table:table-cell>
          <table:table-cell office:value-type="string">
            <text:p>2.507073014753497E-002</text:p>
          </table:table-cell>
          <table:table-cell table:number-columns-repeated="6"/>
        </table:table-row>
        <table:table-row table:style-name="ro1">
          <table:table-cell office:value-type="string">
            <text:p>0.820000000000001</text:p>
          </table:table-cell>
          <table:table-cell office:value-type="string">
            <text:p>2.506335949755175E-002</text:p>
          </table:table-cell>
          <table:table-cell table:number-columns-repeated="6"/>
        </table:table-row>
        <table:table-row table:style-name="ro1">
          <table:table-cell office:value-type="string">
            <text:p>0.825000000000001</text:p>
          </table:table-cell>
          <table:table-cell office:value-type="string">
            <text:p>2.505545560680989E-002</text:p>
          </table:table-cell>
          <table:table-cell table:number-columns-repeated="6"/>
        </table:table-row>
        <table:table-row table:style-name="ro1">
          <table:table-cell office:value-type="string">
            <text:p>0.830000000000001</text:p>
          </table:table-cell>
          <table:table-cell office:value-type="string">
            <text:p>2.504701864785240E-002</text:p>
          </table:table-cell>
          <table:table-cell table:number-columns-repeated="6"/>
        </table:table-row>
        <table:table-row table:style-name="ro1">
          <table:table-cell office:value-type="string">
            <text:p>0.835000000000001</text:p>
          </table:table-cell>
          <table:table-cell office:value-type="string">
            <text:p>2.503804880470429E-002</text:p>
          </table:table-cell>
          <table:table-cell table:number-columns-repeated="6"/>
        </table:table-row>
        <table:table-row table:style-name="ro1">
          <table:table-cell office:value-type="string">
            <text:p>0.840000000000001</text:p>
          </table:table-cell>
          <table:table-cell office:value-type="string">
            <text:p>2.502854627286859E-002</text:p>
          </table:table-cell>
          <table:table-cell table:number-columns-repeated="6"/>
        </table:table-row>
        <table:table-row table:style-name="ro1">
          <table:table-cell office:value-type="string">
            <text:p>0.845000000000001</text:p>
          </table:table-cell>
          <table:table-cell office:value-type="string">
            <text:p>2.501851125932232E-002</text:p>
          </table:table-cell>
          <table:table-cell table:number-columns-repeated="6"/>
        </table:table-row>
        <table:table-row table:style-name="ro1">
          <table:table-cell office:value-type="string">
            <text:p>0.850000000000001</text:p>
          </table:table-cell>
          <table:table-cell office:value-type="string">
            <text:p>2.500794398251209E-002</text:p>
          </table:table-cell>
          <table:table-cell table:number-columns-repeated="6"/>
        </table:table-row>
        <table:table-row table:style-name="ro1">
          <table:table-cell office:value-type="string">
            <text:p>0.855000000000001</text:p>
          </table:table-cell>
          <table:table-cell office:value-type="string">
            <text:p>2.499684467234949E-002</text:p>
          </table:table-cell>
          <table:table-cell table:number-columns-repeated="6"/>
        </table:table-row>
        <table:table-row table:style-name="ro1">
          <table:table-cell office:value-type="string">
            <text:p>0.860000000000001</text:p>
          </table:table-cell>
          <table:table-cell office:value-type="string">
            <text:p>2.498521357020628E-002</text:p>
          </table:table-cell>
          <table:table-cell table:number-columns-repeated="6"/>
        </table:table-row>
        <table:table-row table:style-name="ro1">
          <table:table-cell office:value-type="string">
            <text:p>0.865000000000001</text:p>
          </table:table-cell>
          <table:table-cell office:value-type="string">
            <text:p>2.497305092890931E-002</text:p>
          </table:table-cell>
          <table:table-cell table:number-columns-repeated="6"/>
        </table:table-row>
        <table:table-row table:style-name="ro1">
          <table:table-cell office:value-type="string">
            <text:p>0.870000000000001</text:p>
          </table:table-cell>
          <table:table-cell office:value-type="string">
            <text:p>2.496035701273523E-002</text:p>
          </table:table-cell>
          <table:table-cell table:number-columns-repeated="6"/>
        </table:table-row>
        <table:table-row table:style-name="ro1">
          <table:table-cell office:value-type="string">
            <text:p>0.875000000000001</text:p>
          </table:table-cell>
          <table:table-cell office:value-type="string">
            <text:p>2.494713209740489E-002</text:p>
          </table:table-cell>
          <table:table-cell table:number-columns-repeated="6"/>
        </table:table-row>
        <table:table-row table:style-name="ro1">
          <table:table-cell office:value-type="string">
            <text:p>0.880000000000001</text:p>
          </table:table-cell>
          <table:table-cell office:value-type="string">
            <text:p>2.493380477273109E-002</text:p>
          </table:table-cell>
          <table:table-cell table:number-columns-repeated="6"/>
        </table:table-row>
        <table:table-row table:style-name="ro1">
          <table:table-cell office:value-type="string">
            <text:p>0.885000000000001</text:p>
          </table:table-cell>
          <table:table-cell office:value-type="string">
            <text:p>2.492048215110535E-002</text:p>
          </table:table-cell>
          <table:table-cell table:number-columns-repeated="6"/>
        </table:table-row>
        <table:table-row table:style-name="ro1">
          <table:table-cell office:value-type="string">
            <text:p>0.890000000000001</text:p>
          </table:table-cell>
          <table:table-cell office:value-type="string">
            <text:p>2.490716423354698E-002</text:p>
          </table:table-cell>
          <table:table-cell table:number-columns-repeated="6"/>
        </table:table-row>
        <table:table-row table:style-name="ro1">
          <table:table-cell office:value-type="string">
            <text:p>0.895000000000001</text:p>
          </table:table-cell>
          <table:table-cell office:value-type="string">
            <text:p>2.489385102107629E-002</text:p>
          </table:table-cell>
          <table:table-cell table:number-columns-repeated="6"/>
        </table:table-row>
        <table:table-row table:style-name="ro1">
          <table:table-cell office:value-type="string">
            <text:p>0.900000000000001</text:p>
          </table:table-cell>
          <table:table-cell office:value-type="string">
            <text:p>2.488054251471459E-002</text:p>
          </table:table-cell>
          <table:table-cell table:number-columns-repeated="6"/>
        </table:table-row>
        <table:table-row table:style-name="ro1">
          <table:table-cell office:value-type="string">
            <text:p>0.905000000000001</text:p>
          </table:table-cell>
          <table:table-cell office:value-type="string">
            <text:p>2.486723871548423E-002</text:p>
          </table:table-cell>
          <table:table-cell table:number-columns-repeated="6"/>
        </table:table-row>
        <table:table-row table:style-name="ro1">
          <table:table-cell office:value-type="string">
            <text:p>0.910000000000001</text:p>
          </table:table-cell>
          <table:table-cell office:value-type="string">
            <text:p>2.485393962440854E-002</text:p>
          </table:table-cell>
          <table:table-cell table:number-columns-repeated="6"/>
        </table:table-row>
        <table:table-row table:style-name="ro1">
          <table:table-cell office:value-type="string">
            <text:p>0.915000000000001</text:p>
          </table:table-cell>
          <table:table-cell office:value-type="string">
            <text:p>2.484064524251191E-002</text:p>
          </table:table-cell>
          <table:table-cell table:number-columns-repeated="6"/>
        </table:table-row>
        <table:table-row table:style-name="ro1">
          <table:table-cell office:value-type="string">
            <text:p>0.920000000000001</text:p>
          </table:table-cell>
          <table:table-cell office:value-type="string">
            <text:p>2.482735557081972E-002</text:p>
          </table:table-cell>
          <table:table-cell table:number-columns-repeated="6"/>
        </table:table-row>
        <table:table-row table:style-name="ro1">
          <table:table-cell office:value-type="string">
            <text:p>0.925000000000001</text:p>
          </table:table-cell>
          <table:table-cell office:value-type="string">
            <text:p>2.481407061035838E-002</text:p>
          </table:table-cell>
          <table:table-cell table:number-columns-repeated="6"/>
        </table:table-row>
        <table:table-row table:style-name="ro1">
          <table:table-cell office:value-type="string">
            <text:p>0.930000000000001</text:p>
          </table:table-cell>
          <table:table-cell office:value-type="string">
            <text:p>2.480079036215535E-002</text:p>
          </table:table-cell>
          <table:table-cell table:number-columns-repeated="6"/>
        </table:table-row>
        <table:table-row table:style-name="ro1">
          <table:table-cell office:value-type="string">
            <text:p>0.935000000000001</text:p>
          </table:table-cell>
          <table:table-cell office:value-type="string">
            <text:p>2.478751482723910E-002</text:p>
          </table:table-cell>
          <table:table-cell table:number-columns-repeated="6"/>
        </table:table-row>
        <table:table-row table:style-name="ro1">
          <table:table-cell office:value-type="string">
            <text:p>0.940000000000001</text:p>
          </table:table-cell>
          <table:table-cell office:value-type="string">
            <text:p>2.477424400663915E-002</text:p>
          </table:table-cell>
          <table:table-cell table:number-columns-repeated="6"/>
        </table:table-row>
        <table:table-row table:style-name="ro1">
          <table:table-cell office:value-type="string">
            <text:p>0.945000000000001</text:p>
          </table:table-cell>
          <table:table-cell office:value-type="string">
            <text:p>2.476097790138606E-002</text:p>
          </table:table-cell>
          <table:table-cell table:number-columns-repeated="6"/>
        </table:table-row>
        <table:table-row table:style-name="ro1">
          <table:table-cell office:value-type="string">
            <text:p>0.950000000000001</text:p>
          </table:table-cell>
          <table:table-cell office:value-type="string">
            <text:p>2.474771651251142E-002</text:p>
          </table:table-cell>
          <table:table-cell table:number-columns-repeated="6"/>
        </table:table-row>
        <table:table-row table:style-name="ro1">
          <table:table-cell office:value-type="string">
            <text:p>0.955000000000001</text:p>
          </table:table-cell>
          <table:table-cell office:value-type="string">
            <text:p>2.473445984104788E-002</text:p>
          </table:table-cell>
          <table:table-cell table:number-columns-repeated="6"/>
        </table:table-row>
        <table:table-row table:style-name="ro1">
          <table:table-cell office:value-type="string">
            <text:p>0.960000000000001</text:p>
          </table:table-cell>
          <table:table-cell office:value-type="string">
            <text:p>2.472120788802914E-002</text:p>
          </table:table-cell>
          <table:table-cell table:number-columns-repeated="6"/>
        </table:table-row>
        <table:table-row table:style-name="ro1">
          <table:table-cell office:value-type="string">
            <text:p>0.965000000000001</text:p>
          </table:table-cell>
          <table:table-cell office:value-type="string">
            <text:p>2.470796065448995E-002</text:p>
          </table:table-cell>
          <table:table-cell table:number-columns-repeated="6"/>
        </table:table-row>
        <table:table-row table:style-name="ro1">
          <table:table-cell office:value-type="string">
            <text:p>0.970000000000001</text:p>
          </table:table-cell>
          <table:table-cell office:value-type="string">
            <text:p>2.469471814146610E-002</text:p>
          </table:table-cell>
          <table:table-cell table:number-columns-repeated="6"/>
        </table:table-row>
        <table:table-row table:style-name="ro1">
          <table:table-cell office:value-type="string">
            <text:p>0.975000000000001</text:p>
          </table:table-cell>
          <table:table-cell office:value-type="string">
            <text:p>2.468148034999448E-002</text:p>
          </table:table-cell>
          <table:table-cell table:number-columns-repeated="6"/>
        </table:table-row>
        <table:table-row table:style-name="ro1">
          <table:table-cell office:value-type="string">
            <text:p>0.980000000000001</text:p>
          </table:table-cell>
          <table:table-cell office:value-type="string">
            <text:p>2.466824728111301E-002</text:p>
          </table:table-cell>
          <table:table-cell table:number-columns-repeated="6"/>
        </table:table-row>
        <table:table-row table:style-name="ro1">
          <table:table-cell office:value-type="string">
            <text:p>0.985000000000001</text:p>
          </table:table-cell>
          <table:table-cell office:value-type="string">
            <text:p>2.465501893586069E-002</text:p>
          </table:table-cell>
          <table:table-cell table:number-columns-repeated="6"/>
        </table:table-row>
        <table:table-row table:style-name="ro1">
          <table:table-cell office:value-type="string">
            <text:p>0.990000000000001</text:p>
          </table:table-cell>
          <table:table-cell office:value-type="string">
            <text:p>2.464179531527759E-002</text:p>
          </table:table-cell>
          <table:table-cell table:number-columns-repeated="6"/>
        </table:table-row>
        <table:table-row table:style-name="ro1">
          <table:table-cell office:value-type="string">
            <text:p>0.995000000000001</text:p>
          </table:table-cell>
          <table:table-cell office:value-type="string">
            <text:p>2.462857642040485E-002</text:p>
          </table:table-cell>
          <table:table-cell table:number-columns-repeated="6"/>
        </table:table-row>
        <table:table-row table:style-name="ro1">
          <table:table-cell office:value-type="string">
            <text:p>1.000000000000000</text:p>
          </table:table-cell>
          <table:table-cell office:value-type="string">
            <text:p>2.461536225228470E-002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8">08/01/2012</text:date>, <text:time>17:1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08T17:14:19</dc:date>
    <dc:creator>temperville </dc:creator>
    <meta:document-statistic meta:table-count="1" meta:cell-count="402" meta:object-count="0"/>
    <meta:generator>OpenOffice.org/3.2$Linux OpenOffice.org_project/320m12$Build-9483</meta:generator>
  </office:meta>
</office:document-meta>
</file>